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2b965" officeooo:paragraph-rsid="0012b965"/>
    </style:style>
    <style:style style:name="P2" style:family="paragraph" style:parent-style-name="Heading_20_3">
      <style:text-properties officeooo:rsid="001399b6" officeooo:paragraph-rsid="001399b6"/>
    </style:style>
    <style:style style:name="P3" style:family="paragraph" style:parent-style-name="Text_20_body">
      <style:text-properties officeooo:rsid="0012b965" officeooo:paragraph-rsid="0012b965"/>
    </style:style>
    <style:style style:name="P4" style:family="paragraph" style:parent-style-name="Text_20_body">
      <style:text-properties officeooo:rsid="00138616" officeooo:paragraph-rsid="00138616"/>
    </style:style>
    <style:style style:name="P5" style:family="paragraph" style:parent-style-name="Text_20_body">
      <style:text-properties officeooo:rsid="001399b6" officeooo:paragraph-rsid="001399b6"/>
    </style:style>
    <style:style style:name="T1" style:family="text">
      <style:text-properties officeooo:rsid="0012b965"/>
    </style:style>
    <style:style style:name="T2" style:family="text">
      <style:text-properties officeooo:rsid="001386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 IDEA.</text:h>
      <text:h text:style-name="Heading_20_2" text:outline-level="2">&gt;&gt;<text:span text:style-name="T1">TITLE: CS50 HOSPITAL.</text:span></text:h>
      <text:p text:style-name="Text_20_body"/>
      <text:h text:style-name="Heading_20_4" text:outline-level="4">ABSTRACT;</text:h>
      <text:p text:style-name="P3">This website is met to be accessible by both the patients and hospital staff. </text:p>
      <text:p text:style-name="P3">The webapp it met to give the patients information about their medical activities that they have to perform on a daily basis, the medication time, the dosage of the medication, medication type, the staff responsible for the patient, and many more depending on the section of the website the patient is using to access the webapp. The patient has to be having the section where he or she can contact the hospital and the staff in charge of him or emergency contact if necessary. </text:p>
      <text:h text:style-name="Heading_20_5" text:outline-level="5">Below is the list of the accessible items on the webapp from the patients’ side;</text:h>
      <text:p text:style-name="P4">1. The patients has the access of chating the staff using the website directly to the patient’s side.</text:p>
      <text:p text:style-name="P4">2. The patients <text:s/>to be having the section of the webapp that allow the staff to make quick research about the health things on google or ai or any other search engines. </text:p>
      <text:h text:style-name="Heading_20_5" text:outline-level="5">The staff are met to get the information about the patients that he is in charge of <text:span text:style-name="T2">with the information bellow; </text:span></text:h>
      <text:p text:style-name="P4">1. patient’s illnesss</text:p>
      <text:p text:style-name="P4">2. The status of the illness of the patient.</text:p>
      <text:p text:style-name="P4">3. The address of the patients. (both online and physical address)</text:p>
      <text:p text:style-name="P4">4. The the medication status of the patient, (has the patient taken medication on time or not, the pending day apon completion of the medication. Type of medication )</text:p>
      <text:p text:style-name="P4">5. The staff has the access of chating the patient using the website directly to the patient’s side.</text:p>
      <text:p text:style-name="P4">6. The has to be having the section of the webapp that allow the staff to make quick research about the health things on google or ai or any other search engines.</text:p>
      <text:p text:style-name="P4"/>
      <text:h text:style-name="P2" text:outline-level="3">Action of the web-app.</text:h>
      <text:p text:style-name="P5">Each page has a different action that it performs to accomplish the task of the effective deliverance of the hospital to its customer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22:23:39.382387489</meta:creation-date>
    <dc:date>2024-12-08T22:52:17.885557665</dc:date>
    <meta:editing-duration>PT6M26S</meta:editing-duration>
    <meta:editing-cycles>1</meta:editing-cycles>
    <meta:document-statistic meta:table-count="0" meta:image-count="0" meta:object-count="0" meta:page-count="1" meta:paragraph-count="17" meta:word-count="319" meta:character-count="1781" meta:non-whitespace-character-count="1473"/>
    <meta:generator>LibreOffice/7.3.7.2$Linux_X86_64 LibreOffice_project/30$Build-2</meta:generator>
  </office:meta>
</office:document-meta>
</file>